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372cm" fo:margin-left="1.138cm" table:align="left" style:writing-mode="lr-tb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2.568cm"/>
    </style:style>
    <style:style style:name="Table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Times New Roman" style:text-underline-style="solid" style:text-underline-width="auto" style:text-underline-color="font-color" style:font-name-asian="Times New Roman" style:font-name-complex="Times New Roman"/>
    </style:style>
    <style:style style:name="P10" style:family="paragraph" style:parent-style-name="Standard">
      <style:paragraph-properties fo:line-height="115%" fo:break-before="auto" fo:break-after="auto" style:writing-mode="lr-tb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1.27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</style:style>
    <style:style style:name="P17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reak-before="auto" fo:break-after="auto" style:writing-mode="lr-tb"/>
    </style:style>
    <style:style style:name="P18" style:family="paragraph" style:parent-style-name="Standard" style:list-style-name="LS1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9" style:family="paragraph" style:parent-style-name="Standard" style:list-style-name="LS2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20" style:family="paragraph" style:parent-style-name="Standard" style:list-style-name="LS4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21" style:family="paragraph" style:parent-style-name="Standard" style:list-style-name="LS7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4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5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6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28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29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1.27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6aa84f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color="#38761d" style:font-name="Courier New" fo:font-size="10pt" style:font-name-asian="Courier New" style:font-size-asian="10pt" style:font-name-complex="Courier New" style:font-size-complex="10pt"/>
    </style:style>
    <style:style style:name="T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S162 - Programming Assignment 4 <text:s/>- <text:s/>Inheritance</text:span></text:p>
      <text:p text:style-name="P2"/>
      <text:p text:style-name="P1"><text:span text:style-name="T2">The purpose of this assignment is to give you some experience using inheritance (and seeing the benefits and drawbacks).</text:span></text:p>
      <text:p text:style-name="P6"/>
      <text:p text:style-name="P8"/>
      <text:p text:style-name="P26">Overview</text:p>
      <text:p text:style-name="P9"/>
      <text:p text:style-name="P1"><text:span text:style-name="T2">This program is part three of many that will implement an Asteroids-like game. <text:s/>Note: Asteroids is a registered trademark of Atari, Inc.</text:span></text:p>
      <text:p text:style-name="P3"/>
      <text:p text:style-name="P1"><text:span text:style-name="T2">In this program you’ll build upon the previous assignment. <text:s/></text:span></text:p>
      <text:list xml:id="list8307214830435730247" text:style-name="LS1">
        <text:list-item>
          <text:p text:style-name="P18"><text:span text:style-name="T2">First you’ll split the ship class into two parts.</text:span></text:p>
          <text:list>
            <text:list-item>
              <text:p text:style-name="P18"><text:span text:style-name="T2">One part will contain code that is common to all on-screen objects</text:span></text:p>
            </text:list-item>
            <text:list-item>
              <text:p text:style-name="P18"><text:span text:style-name="T2">The other part will contain code that is specific to the ship class</text:span></text:p>
            </text:list-item>
          </text:list>
        </text:list-item>
        <text:list-item>
          <text:p text:style-name="P18"><text:span text:style-name="T2">Then make use of inheritance to “reuse” the common code for both the ship class and an asteroid class. <text:s/></text:span></text:p>
        </text:list-item>
      </text:list>
      <text:p text:style-name="P3"/>
      <text:p text:style-name="P1"><text:span text:style-name="T2">When the assignment’s complete, you’ll have one ship and one asteroid, and the code will be such that implementing other on-screen objects (photons, <text:s/>etc..), and detecting collisions, will be very, very easy.</text:span></text:p>
      <text:p text:style-name="P6"/>
      <text:p text:style-name="P8"/>
      <text:p text:style-name="P22">Details</text:p>
      <text:p text:style-name="P3"/>
      <text:p text:style-name="P1"><text:span text:style-name="T2">This entire assignment builds on the previous one, so you’ll be working with that project.</text:span></text:p>
      <text:p text:style-name="P3"/>
      <text:p text:style-name="P1"><text:span text:style-name="T2">Step 1 - Add two new files to the project named:</text:span></text:p>
      <text:list xml:id="list6268393079105807845" text:style-name="LS2">
        <text:list-item>
          <text:p text:style-name="P19"><text:span text:style-name="T2">SpaceObject.h </text:span></text:p>
        </text:list-item>
      </text:list>
      <text:list xml:id="list1666941485811500541" text:style-name="LS3">
        <text:list-item>
          <text:p text:style-name="P27"><text:span text:style-name="T2">SpaceObject.cpp </text:span></text:p>
        </text:list-item>
      </text:list>
      <text:p text:style-name="P10"><text:span text:style-name="T2"><text:tab/>Then cut and paste (that was CUT, not copy) all the Ship code into those two files.</text:span></text:p>
      <text:p text:style-name="P8"/>
      <text:p text:style-name="P1"><text:span text:style-name="T2">Step 2 - Split your ship class code into the two different classes as shown below. <text:s/>I’d recommend doing this via the following process;</text:span></text:p>
      <text:list xml:id="list7502172333258563133" text:style-name="LS4">
        <text:list-item>
          <text:p text:style-name="P28"><text:span text:style-name="T2">In the Ship class files</text:span></text:p>
          <text:list>
            <text:list-item>
              <text:p text:style-name="P28"><text:span text:style-name="T2">Write a new Ship class header as shown below, and copy the#ifndef/#define/#endif lines from the old Ship class files.</text:span></text:p>
            </text:list-item>
            <text:list-item>
              <text:p text:style-name="P28"><text:span text:style-name="T2">#include the SpaceObject.h file at the top.</text:span></text:p>
            </text:list-item>
            <text:list-item>
              <text:p text:style-name="P28"><text:span text:style-name="T2">Move the 4 function prototypes and functions that belong in the ship class to the ship.cpp file (see below). <text:s/>They’ll have problems (things underlined in red) that we’ll come back and fix after getting the SpaceObject class code fixed.</text:span></text:p>
            </text:list-item>
          </text:list>
        </text:list-item>
        <text:list-item>
          <text:p text:style-name="P28"><text:span text:style-name="T2">In the SpaceObject source files</text:span></text:p>
          <text:list>
            <text:list-item>
              <text:p text:style-name="P20"><text:span text:style-name="T2">Fix the #ifndef/#define name to reference SPACE_OBJECT_H</text:span></text:p>
            </text:list-item>
            <text:list-item>
              <text:p text:style-name="P20"><text:span text:style-name="T2">Replace all occurances of “Ship” with “SpaceObject” (VS has a replace-all feature).</text:span></text:p>
            </text:list-item>
            <text:list-item>
              <text:p text:style-name="P20"><text:span text:style-name="T2">Add the new functions (see below; they’re simple)+</text:span></text:p>
            </text:list-item>
          </text:list>
        </text:list-item>
        <text:list-item>
          <text:p text:style-name="P20"><text:span text:style-name="T2">Back in the Ship class</text:span></text:p>
          <text:list>
            <text:list-item>
              <text:p text:style-name="P20"><text:soft-page-break/><text:span text:style-name="T2">Fix the broken functions by replacing the references to the SpaceObject private variables with calls to the SpaceObject accessor and mutator functions.</text:span></text:p>
            </text:list-item>
          </text:list>
        </text:list-item>
      </text:list>
      <text:p text:style-name="P3"><text:s/></text:p>
      <text:p text:style-name="P12"><text:span text:style-name="T5">class SpaceObject <text:s/>{</text:span></text:p>
      <text:p text:style-name="P12"><text:span text:style-name="T5">private: </text:span></text:p>
      <text:p text:style-name="P12"><text:span text:style-name="T5"><text:tab/>Vector maxLocations;<text:tab/>//maximum allowable values for location</text:span></text:p>
      <text:p text:style-name="P12"><text:span text:style-name="T5"><text:tab/>Vector location;<text:tab/><text:tab/>//current location (x,y)</text:span></text:p>
      <text:p text:style-name="P12"><text:span text:style-name="T5"><text:tab/>Vector velocity;<text:tab/><text:tab/>//current velocity (in pixels/frame)</text:span></text:p>
      <text:p text:style-name="P12"><text:span text:style-name="T5"><text:tab/>float angleDeg;<text:tab/><text:tab/>//angle ship is facing, in degrees</text:span></text:p>
      <text:p text:style-name="P12"><text:span text:style-name="T5"><text:tab/>float radius;<text:tab/><text:tab/>//gross radius (for collision detection)</text:span></text:p>
      <text:p text:style-name="P13"/>
      <text:p text:style-name="P12"><text:span text:style-name="T5">public:</text:span></text:p>
      <text:p text:style-name="P12"><text:span text:style-name="T5"><text:tab/>SpaceObject();</text:span></text:p>
      <text:p text:style-name="P13"><text:tab/>//--------------------------------------------</text:p>
      <text:p text:style-name="P12"><text:span text:style-name="T5"><text:tab/>//mutators</text:span></text:p>
      <text:p text:style-name="P12"><text:span text:style-name="T5"><text:tab/>void setLocation(float x, float y);</text:span></text:p>
      <text:p text:style-name="P12"><text:span text:style-name="T5"><text:tab/>void setVelocity(float velocityX, float velocityY);</text:span></text:p>
      <text:p text:style-name="P12"><text:span text:style-name="T5"><text:tab/>void setAngle(float angDeg);</text:span></text:p>
      <text:p text:style-name="P12"><text:span text:style-name="T5"><text:tab/>void setRadius(float radius);</text:span></text:p>
      <text:p text:style-name="P16"><text:span text:style-name="T6">//the following three are new. <text:s/>They facilitate changing </text:span></text:p>
      <text:p text:style-name="P16"><text:span text:style-name="T6">//member variable values by the given amounts</text:span></text:p>
      <text:p text:style-name="P16"><text:span text:style-name="T5">void chgVelocity(float deltaVx, float deltaVy); </text:span><text:span text:style-name="T7">//NEW!</text:span></text:p>
      <text:p text:style-name="P16"><text:span text:style-name="T5">void chgAngle(float deltaA);<text:tab/><text:tab/><text:tab/><text:tab/></text:span><text:span text:style-name="T7">//NEW!</text:span></text:p>
      <text:p text:style-name="P16"><text:span text:style-name="T5">void chgRadius(float deltaR);<text:tab/><text:tab/><text:tab/><text:tab/></text:span><text:span text:style-name="T7">//NEW!</text:span></text:p>
      <text:p text:style-name="P13"/>
      <text:p text:style-name="P13"><text:tab/>//--------------------------------------------</text:p>
      <text:p text:style-name="P12"><text:span text:style-name="T5"><text:tab/>//accessors</text:span></text:p>
      <text:p text:style-name="P12"><text:span text:style-name="T5"><text:tab/>Vector getLocation();</text:span></text:p>
      <text:p text:style-name="P12"><text:span text:style-name="T5"><text:tab/>Vector getVelocity();</text:span></text:p>
      <text:p text:style-name="P12"><text:span text:style-name="T5"><text:tab/>float getAngle();</text:span></text:p>
      <text:p text:style-name="P16"><text:span text:style-name="T5">float getRadius();</text:span></text:p>
      <text:p text:style-name="P13"/>
      <text:p text:style-name="P13"><text:tab/>//--------------------------------------------</text:p>
      <text:p text:style-name="P12"><text:span text:style-name="T5"><text:tab/>//others</text:span></text:p>
      <text:p text:style-name="P12"><text:span text:style-name="T5"><text:tab/>void updateLocation();</text:span></text:p>
      <text:p text:style-name="P13">};</text:p>
      <text:p text:style-name="P13"/>
      <text:p text:style-name="P12"><text:span text:style-name="T5">class Ship: public SpaceObject {</text:span></text:p>
      <text:p text:style-name="P12"><text:span text:style-name="T5">public:</text:span></text:p>
      <text:p text:style-name="P12"><text:span text:style-name="T5"><text:tab/>Ship();</text:span></text:p>
      <text:p text:style-name="P12"><text:span text:style-name="T5"><text:tab/>void rotateLeft(); </text:span></text:p>
      <text:p text:style-name="P12"><text:span text:style-name="T5"><text:tab/>void rotateRight();</text:span></text:p>
      <text:p text:style-name="P12"><text:span text:style-name="T5"><text:tab/>void applyThrust();</text:span></text:p>
      <text:p text:style-name="P12"><text:span text:style-name="T5"><text:tab/>void draw(sf::RenderWindow&amp; win);</text:span></text:p>
      <text:p text:style-name="P13">};</text:p>
      <text:p text:style-name="P3"/>
      <text:p text:style-name="P14"><text:span text:style-name="T2">After this code is debugged, your program should work just like it did before we made those changes. <text:s/>But now we can easily implement additional functionality (asteroids! <text:s/>photons! <text:s/>other stuff!). <text:s/>Verify it still works. <text:s/>Fix it if it doesn’t.</text:span></text:p>
      <text:p text:style-name="P3"><text:soft-page-break/></text:p>
      <text:p text:style-name="P1"><text:span text:style-name="T2">Step 3 - Create Asteroid source files to implement the Asteroid class as follows:</text:span></text:p>
      <text:p text:style-name="P3"/>
      <text:p text:style-name="P14"><text:span text:style-name="T5">class Asteroid : public SpaceObject {</text:span></text:p>
      <text:p text:style-name="P14"><text:span text:style-name="T5">private: </text:span></text:p>
      <text:p text:style-name="P14"><text:span text:style-name="T5"><text:tab/>int sides;</text:span></text:p>
      <text:p text:style-name="P14"><text:span text:style-name="T5"><text:tab/>float rotationalVelocity;</text:span></text:p>
      <text:p text:style-name="P14"><text:span text:style-name="T5">public:</text:span></text:p>
      <text:p text:style-name="P14"><text:span text:style-name="T5"><text:tab/>Asteroid();</text:span></text:p>
      <text:p text:style-name="P14"><text:span text:style-name="T5"><text:tab/>void draw(sf::RenderWindow&amp; win);</text:span></text:p>
      <text:p text:style-name="P30">};</text:p>
      <text:p text:style-name="P3"/>
      <text:p text:style-name="P1"><text:span text:style-name="T2">The Functions should do the following: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8">Asteroid()</text:span></text:p>
          </table:table-cell>
          <table:table-cell table:style-name="Table1.A1" office:value-type="string">
            <text:p text:style-name="P4"><text:span text:style-name="T8">Initialize the radius, location, and velocity by calling the appropriate base class functions.</text:span></text:p>
            <text:list xml:id="list6525997739414166347" text:style-name="LS5">
              <text:list-item>
                <text:p text:style-name="P24"><text:span text:style-name="T8">radius should be 50</text:span></text:p>
              </text:list-item>
            </text:list>
            <text:list xml:id="list6173150392645825204" text:style-name="LS6">
              <text:list-item>
                <text:p text:style-name="P25"><text:span text:style-name="T8">location ideally would be a random spot on the screen not near the middle.</text:span></text:p>
              </text:list-item>
              <text:list-item>
                <text:p text:style-name="P25"><text:span text:style-name="T8">velocity would be some low random values. The following should work for x (do something similar for y):</text:span></text:p>
              </text:list-item>
            </text:list>
            <text:p text:style-name="P15"><text:span text:style-name="T9">float x = 0.01 * (rand()%10+4);</text:span></text:p>
            <text:p text:style-name="P4"><text:span text:style-name="T9"><text:tab/>if ((rand()%2) ==1) x*=-1;</text:span></text:p>
            <text:p text:style-name="P4"><text:span text:style-name="T8">Initialize sides to 8 (or the number of sides you want your asteroids to have)</text:span></text:p>
            <text:p text:style-name="P4"><text:span text:style-name="T8">Initialize rotational velocity to .1 or -.1</text:span></text:p>
          </table:table-cell>
        </table:table-row>
        <table:table-row>
          <table:table-cell table:style-name="Table1.A1" office:value-type="string">
            <text:p text:style-name="P4"><text:span text:style-name="T8">draw()</text:span></text:p>
          </table:table-cell>
          <table:table-cell table:style-name="Table1.A1" office:value-type="string">
            <text:p text:style-name="P4"><text:span text:style-name="T8">Change the angle by the rotational velocity amount.</text:span></text:p>
            <text:p text:style-name="P4"><text:span text:style-name="T8">Then draw the asteroid as a regular polygon of the given number of sides. <text:s/></text:span></text:p>
            <text:p text:style-name="P4"><text:span text:style-name="T8">If it’s near an edge (within one radius), you should draw it again off the opposite edge so the part that is there shows up.</text:span></text:p>
          </table:table-cell>
        </table:table-row>
      </table:table>
      <text:p text:style-name="P1"/>
      <text:p text:style-name="P3"/>
      <text:p text:style-name="P1"><text:span text:style-name="T2">Step 4 - Add an asteroid to main() and update and draw it just as you did the ship. <text:s/>Both should then show up on the screen. <text:s/>Ship should be flyable. <text:s/>Asteroid should just drift and rotate slowly. </text:span></text:p>
      <text:p text:style-name="P3"/>
      <text:p text:style-name="P1"><text:span text:style-name="T2">Step 5 - Thoroughly test the code. <text:s/>Make sure that when the Asteroid starts going off one edge of the screen it immediately starts showing up on the other edge. <text:s/>Test all 4 cases. <text:s/>(left, right, top, bottom). <text:s/>Experiment with the asteroid velocities if it seems too slow or fast.</text:span></text:p>
      <text:p text:style-name="P7"/>
      <text:p text:style-name="P5"/>
      <text:p text:style-name="P10"><text:span text:style-name="T3">Very Important Stuff</text:span></text:p>
      <text:p text:style-name="P11"/>
      <text:p text:style-name="P10"><text:span text:style-name="T4">All programs should follow the class's coding conventions.</text:span></text:p>
      <text:p text:style-name="P10"><text:span text:style-name="T4">Submit the following:</text:span></text:p>
      <text:list xml:id="list7267617176829418098" text:style-name="LS7">
        <text:list-item>
          <text:p text:style-name="P21"><text:span text:style-name="T4">A zip file containing all the source files you created and your executable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7Level1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7Level2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7Level3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7Level4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7Level5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7Level6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7Level7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7Level8" style:family="text"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7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7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7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Caleb Reister</dc:creator>
    <meta:editing-cycles>2</meta:editing-cycles>
    <dc:date>2014-02-10T16:45:27.485809622</dc:date>
    <meta:editing-duration>P0D</meta:editing-duration>
    <meta:document-statistic meta:table-count="1" meta:image-count="0" meta:object-count="0" meta:page-count="3" meta:paragraph-count="96" meta:word-count="801" meta:character-count="5095" meta:non-whitespace-character-count="4334"/>
  </office:meta>
</office:document-meta>
</file>